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8.43mm" fo:break-before="auto" style:use-optimal-row-height="true"/>
    </style:style>
    <style:style style:name="ro4" style:family="table-row">
      <style:table-row-properties style:row-height="84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2.38mm" fo:break-before="auto" style:use-optimal-row-height="true"/>
    </style:style>
    <style:style style:name="ro7" style:family="table-row">
      <style:table-row-properties style:row-height="16.35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12.56mm" fo:break-before="auto" style:use-optimal-row-height="true"/>
    </style:style>
    <style:style style:name="ro11" style:family="table-row">
      <style:table-row-properties style:row-height="59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 style:data-style-name="N45"/>
    <style:style style:name="ce7" style:family="table-cell" style:parent-style-name="Default" style:data-style-name="N45">
      <style:table-cell-properties fo:background-color="#ffff00"/>
    </style:style>
    <style:style style:name="ce8" style:family="table-cell" style:parent-style-name="Default" style:data-style-name="N45">
      <style:table-cell-properties fo:background-color="#ffcc00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5:.B168])" office:value-type="time" office:time-value="PT00H02M40S" calcext:value-type="time">
            <text:p>02: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17S" calcext:value-type="time">
            <text:p>00:1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7"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es Spielen: „docker run -ti arm32v6/alpine:3.5 /bin/sh“,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armhf/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qa)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armhf/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AS IST JETZT GANZ ANDERS!</text:p>
            <text:p/>
            <text:p>Das Image basiert nun auf Alpine und php, php-fpm (über Port 9000)</text:p>
            <text:p>Der Rest zum Ausprobieren passt noch ganz gut.</text:p>
            <text:p>Trotzdem anpassen an die Doku.</text:p>
            <text:p/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br0docker  --link fpm:phpfpm mandel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lternativ mit separatem, privaten Netzwerk:</text:p>
            <text:p>docker network create meinNetz</text:p>
            <text:p><text:span text:style-name="T2">docker run -d --rm --name fpm --network meinNetz --network-alias phpfpm fpmimage</text:span></text:p>
            <text:p><text:span text:style-name="T2">docker run -dp 8080:80 --rm --name mbr0 --network meinNetz --network-alias mandelServer mandel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te mit mehreren Raspis und Overlay-Netzwe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p addr; # (IP-Adresse raussuchen) ; </text:p>
            <text:p>docker swarm init --advertise-addr 192.168.21.49 # siehe IP ad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2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orum verändern: Muss wahrscheinlich früher eingefügt we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mbr –format="{{.Endpoint.VirtualIPs}}" <text:s text:c="5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10">
          <table:table-cell table:style-name="ce4" office:value-type="string" calcext:value-type="string">
            <text:p/>
            <text:p>docker service create --name=viz --publish=8081:8080/tcp --constraint=node.role==manager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11">
          <table:table-cell table:style-name="ce5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.00.0000</text:date>, <text:time style:data-style-name="N2" text:time-value="15:11:10.7889601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10-04T00:21:12.849647811</dc:date>
    <meta:editing-duration>P1DT12H28M44S</meta:editing-duration>
    <meta:editing-cycles>45</meta:editing-cycles>
    <meta:generator>LibreOffice/5.1.6.2$Linux_X86_64 LibreOffice_project/10m0$Build-2</meta:generator>
    <dc:creator>Lutz Eichler</dc:creator>
    <meta:document-statistic meta:table-count="1" meta:cell-count="104" meta:object-count="0"/>
  </office:meta>
</office:document-meta>
</file>